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Tournament Elo Window</text:p>
          </table:table-cell>
          <table:table-cell/>
          <table:table-cell office:value-type="string" calcext:value-type="string">
            <text:p>Tournament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office:value-type="float" office:value="-9.68" calcext:value-type="float">
            <text:p>-9.68</text:p>
          </table:table-cell>
          <table:table-cell office:value-type="float" office:value="9.68" calcext:value-type="float">
            <text:p>9.68</text:p>
          </table:table-cell>
          <table:table-cell office:value-type="float" office:value="2376.20514851485" calcext:value-type="float">
            <text:p>2376.20514851485</text:p>
          </table:table-cell>
          <table:table-cell office:value-type="float" office:value="2395.56514851485" calcext:value-type="float">
            <text:p>2395.56514851485</text:p>
          </table:table-cell>
          <table:table-cell office:value-type="float" office:value="0.563647520647994" calcext:value-type="float">
            <text:p>0.563647520647994</text:p>
          </table:table-cell>
          <table:table-cell office:value-type="float" office:value="0.566343577383058" calcext:value-type="float">
            <text:p>0.566343577383058</text:p>
          </table:table-cell>
          <table:table-cell office:value-type="float" office:value="0.117514404904012" calcext:value-type="float">
            <text:p>0.117514404904012</text:p>
          </table:table-cell>
          <table:table-cell office:value-type="float" office:value="0.11763033663175" calcext:value-type="float">
            <text:p>0.11763033663175</text:p>
          </table:table-cell>
          <table:table-cell office:value-type="float" office:value="-83.2980762922122" calcext:value-type="float">
            <text:p>-83.2980762922122</text:p>
          </table:table-cell>
          <table:table-cell office:value-type="float" office:value="83.2980762922121" calcext:value-type="float">
            <text:p>83.2980762922121</text:p>
          </table:table-cell>
          <table:table-cell office:value-type="float" office:value="2292.90707222264" calcext:value-type="float">
            <text:p>2292.90707222264</text:p>
          </table:table-cell>
          <table:table-cell office:value-type="float" office:value="2478.77795220921" calcext:value-type="float">
            <text:p>2478.77795220921</text:p>
          </table:table-cell>
          <table:table-cell office:value-type="float" office:value="2432.31023221256" calcext:value-type="float">
            <text:p>2432.31023221256</text:p>
          </table:table-cell>
        </table:table-row>
        <table:table-row table:style-name="ro1">
          <table:table-cell office:value-type="string" calcext:value-type="string">
            <text:p>MrOsoVC8</text:p>
          </table:table-cell>
          <table:table-cell office:value-type="float" office:value="-6.52" calcext:value-type="float">
            <text:p>-6.52</text:p>
          </table:table-cell>
          <table:table-cell office:value-type="float" office:value="6.52" calcext:value-type="float">
            <text:p>6.52</text:p>
          </table:table-cell>
          <table:table-cell office:value-type="float" office:value="2236.51821782178" calcext:value-type="float">
            <text:p>2236.51821782178</text:p>
          </table:table-cell>
          <table:table-cell office:value-type="float" office:value="2249.55821782178" calcext:value-type="float">
            <text:p>2249.55821782178</text:p>
          </table:table-cell>
          <table:table-cell office:value-type="float" office:value="0.546789140688934" calcext:value-type="float">
            <text:p>0.546789140688934</text:p>
          </table:table-cell>
          <table:table-cell office:value-type="float" office:value="0.548179455897341" calcext:value-type="float">
            <text:p>0.548179455897341</text:p>
          </table:table-cell>
          <table:table-cell office:value-type="float" office:value="0.18073699613421" calcext:value-type="float">
            <text:p>0.18073699613421</text:p>
          </table:table-cell>
          <table:table-cell office:value-type="float" office:value="0.181158807007281" calcext:value-type="float">
            <text:p>0.181158807007281</text:p>
          </table:table-cell>
          <table:table-cell office:value-type="float" office:value="-131.869580296458" calcext:value-type="float">
            <text:p>-131.869580296458</text:p>
          </table:table-cell>
          <table:table-cell office:value-type="float" office:value="131.869580296458" calcext:value-type="float">
            <text:p>131.869580296458</text:p>
          </table:table-cell>
          <table:table-cell office:value-type="float" office:value="2104.98591445003" calcext:value-type="float">
            <text:p>2104.98591445003</text:p>
          </table:table-cell>
          <table:table-cell office:value-type="float" office:value="2381.42779811824" calcext:value-type="float">
            <text:p>2381.42779811824</text:p>
          </table:table-cell>
          <table:table-cell office:value-type="float" office:value="2312.31732720119" calcext:value-type="float">
            <text:p>2312.31732720119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office:value-type="float" office:value="-7.52" calcext:value-type="float">
            <text:p>-7.52</text:p>
          </table:table-cell>
          <table:table-cell office:value-type="float" office:value="7.52" calcext:value-type="float">
            <text:p>7.52</text:p>
          </table:table-cell>
          <table:table-cell office:value-type="float" office:value="2237.50594059406" calcext:value-type="float">
            <text:p>2237.50594059406</text:p>
          </table:table-cell>
          <table:table-cell office:value-type="float" office:value="2252.54594059406" calcext:value-type="float">
            <text:p>2252.54594059406</text:p>
          </table:table-cell>
          <table:table-cell office:value-type="float" office:value="0.546893193062641" calcext:value-type="float">
            <text:p>0.546893193062641</text:p>
          </table:table-cell>
          <table:table-cell office:value-type="float" office:value="0.548503092840296" calcext:value-type="float">
            <text:p>0.548503092840296</text:p>
          </table:table-cell>
          <table:table-cell office:value-type="float" office:value="0.156590195946056" calcext:value-type="float">
            <text:p>0.156590195946056</text:p>
          </table:table-cell>
          <table:table-cell office:value-type="float" office:value="0.156627116724521" calcext:value-type="float">
            <text:p>0.156627116724521</text:p>
          </table:table-cell>
          <table:table-cell office:value-type="float" office:value="-112.621127437483" calcext:value-type="float">
            <text:p>-112.621127437483</text:p>
          </table:table-cell>
          <table:table-cell office:value-type="float" office:value="112.621127437483" calcext:value-type="float">
            <text:p>112.621127437483</text:p>
          </table:table-cell>
          <table:table-cell office:value-type="float" office:value="2124.88481315658" calcext:value-type="float">
            <text:p>2124.88481315658</text:p>
          </table:table-cell>
          <table:table-cell office:value-type="float" office:value="2365.13862216256" calcext:value-type="float">
            <text:p>2365.13862216256</text:p>
          </table:table-cell>
          <table:table-cell office:value-type="float" office:value="2305.07516991107" calcext:value-type="float">
            <text:p>2305.07516991107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7.76" calcext:value-type="float">
            <text:p>-7.76</text:p>
          </table:table-cell>
          <table:table-cell office:value-type="float" office:value="7.76" calcext:value-type="float">
            <text:p>7.76</text:p>
          </table:table-cell>
          <table:table-cell office:value-type="float" office:value="2130.63287128713" calcext:value-type="float">
            <text:p>2130.63287128713</text:p>
          </table:table-cell>
          <table:table-cell office:value-type="float" office:value="2146.15287128713" calcext:value-type="float">
            <text:p>2146.15287128713</text:p>
          </table:table-cell>
          <table:table-cell office:value-type="float" office:value="0.536777849381137" calcext:value-type="float">
            <text:p>0.536777849381137</text:p>
          </table:table-cell>
          <table:table-cell office:value-type="float" office:value="0.538108547133641" calcext:value-type="float">
            <text:p>0.538108547133641</text:p>
          </table:table-cell>
          <table:table-cell office:value-type="float" office:value="0.162831723814707" calcext:value-type="float">
            <text:p>0.162831723814707</text:p>
          </table:table-cell>
          <table:table-cell office:value-type="float" office:value="0.163292667852244" calcext:value-type="float">
            <text:p>0.163292667852244</text:p>
          </table:table-cell>
          <table:table-cell office:value-type="float" office:value="-117.781049144849" calcext:value-type="float">
            <text:p>-117.781049144849</text:p>
          </table:table-cell>
          <table:table-cell office:value-type="float" office:value="117.781049144849" calcext:value-type="float">
            <text:p>117.781049144849</text:p>
          </table:table-cell>
          <table:table-cell office:value-type="float" office:value="2013.21023909761" calcext:value-type="float">
            <text:p>2013.21023909761</text:p>
          </table:table-cell>
          <table:table-cell office:value-type="float" office:value="2263.93392043198" calcext:value-type="float">
            <text:p>2263.93392043198</text:p>
          </table:table-cell>
          <table:table-cell office:value-type="float" office:value="2201.25300009839" calcext:value-type="float">
            <text:p>2201.25300009839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float" office:value="-8.96" calcext:value-type="float">
            <text:p>-8.96</text:p>
          </table:table-cell>
          <table:table-cell office:value-type="float" office:value="8.96" calcext:value-type="float">
            <text:p>8.96</text:p>
          </table:table-cell>
          <table:table-cell office:value-type="float" office:value="2058.37663366337" calcext:value-type="float">
            <text:p>2058.37663366337</text:p>
          </table:table-cell>
          <table:table-cell office:value-type="float" office:value="2076.29663366337" calcext:value-type="float">
            <text:p>2076.29663366337</text:p>
          </table:table-cell>
          <table:table-cell office:value-type="float" office:value="0.531156640641224" calcext:value-type="float">
            <text:p>0.531156640641224</text:p>
          </table:table-cell>
          <table:table-cell office:value-type="float" office:value="0.532465250472688" calcext:value-type="float">
            <text:p>0.532465250472688</text:p>
          </table:table-cell>
          <table:table-cell office:value-type="float" office:value="0.156364981195623" calcext:value-type="float">
            <text:p>0.156364981195623</text:p>
          </table:table-cell>
          <table:table-cell office:value-type="float" office:value="0.156606945841957" calcext:value-type="float">
            <text:p>0.156606945841957</text:p>
          </table:table-cell>
          <table:table-cell office:value-type="float" office:value="-112.605586460781" calcext:value-type="float">
            <text:p>-112.605586460781</text:p>
          </table:table-cell>
          <table:table-cell office:value-type="float" office:value="112.605586460781" calcext:value-type="float">
            <text:p>112.605586460781</text:p>
          </table:table-cell>
          <table:table-cell office:value-type="float" office:value="1945.95743878661" calcext:value-type="float">
            <text:p>1945.95743878661</text:p>
          </table:table-cell>
          <table:table-cell office:value-type="float" office:value="2188.90222012415" calcext:value-type="float">
            <text:p>2188.90222012415</text:p>
          </table:table-cell>
          <table:table-cell office:value-type="float" office:value="2128.16602478976" calcext:value-type="float">
            <text:p>2128.16602478976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11.64" calcext:value-type="float">
            <text:p>-11.64</text:p>
          </table:table-cell>
          <table:table-cell office:value-type="float" office:value="11.64" calcext:value-type="float">
            <text:p>11.64</text:p>
          </table:table-cell>
          <table:table-cell office:value-type="float" office:value="2012.33188118812" calcext:value-type="float">
            <text:p>2012.33188118812</text:p>
          </table:table-cell>
          <table:table-cell office:value-type="float" office:value="2035.61188118812" calcext:value-type="float">
            <text:p>2035.61188118812</text:p>
          </table:table-cell>
          <table:table-cell office:value-type="float" office:value="0.528039201891324" calcext:value-type="float">
            <text:p>0.528039201891324</text:p>
          </table:table-cell>
          <table:table-cell office:value-type="float" office:value="0.52957212237143" calcext:value-type="float">
            <text:p>0.52957212237143</text:p>
          </table:table-cell>
          <table:table-cell office:value-type="float" office:value="0.153124579393761" calcext:value-type="float">
            <text:p>0.153124579393761</text:p>
          </table:table-cell>
          <table:table-cell office:value-type="float" office:value="0.153295961807686" calcext:value-type="float">
            <text:p>0.153295961807686</text:p>
          </table:table-cell>
          <table:table-cell office:value-type="float" office:value="-110.060429453566" calcext:value-type="float">
            <text:p>-110.060429453566</text:p>
          </table:table-cell>
          <table:table-cell office:value-type="float" office:value="110.060429453566" calcext:value-type="float">
            <text:p>110.060429453566</text:p>
          </table:table-cell>
          <table:table-cell office:value-type="float" office:value="1902.40288077385" calcext:value-type="float">
            <text:p>1902.40288077385</text:p>
          </table:table-cell>
          <table:table-cell office:value-type="float" office:value="2145.67231064169" calcext:value-type="float">
            <text:p>2145.67231064169</text:p>
          </table:table-cell>
          <table:table-cell office:value-type="float" office:value="2084.85495317473" calcext:value-type="float">
            <text:p>2084.85495317473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float" office:value="-8.16" calcext:value-type="float">
            <text:p>-8.16</text:p>
          </table:table-cell>
          <table:table-cell office:value-type="float" office:value="8.16" calcext:value-type="float">
            <text:p>8.16</text:p>
          </table:table-cell>
          <table:table-cell office:value-type="float" office:value="1928.16217821782" calcext:value-type="float">
            <text:p>1928.16217821782</text:p>
          </table:table-cell>
          <table:table-cell office:value-type="float" office:value="1944.48217821782" calcext:value-type="float">
            <text:p>1944.48217821782</text:p>
          </table:table-cell>
          <table:table-cell office:value-type="float" office:value="0.523188864860444" calcext:value-type="float">
            <text:p>0.523188864860444</text:p>
          </table:table-cell>
          <table:table-cell office:value-type="float" office:value="0.524048527256326" calcext:value-type="float">
            <text:p>0.524048527256326</text:p>
          </table:table-cell>
          <table:table-cell office:value-type="float" office:value="0.178726534854631" calcext:value-type="float">
            <text:p>0.178726534854631</text:p>
          </table:table-cell>
          <table:table-cell office:value-type="float" office:value="0.178818949589019" calcext:value-type="float">
            <text:p>0.178818949589019</text:p>
          </table:table-cell>
          <table:table-cell office:value-type="float" office:value="-130.001617304253" calcext:value-type="float">
            <text:p>-130.001617304253</text:p>
          </table:table-cell>
          <table:table-cell office:value-type="float" office:value="130.001617304253" calcext:value-type="float">
            <text:p>130.001617304253</text:p>
          </table:table-cell>
          <table:table-cell office:value-type="float" office:value="1798.23418988615" calcext:value-type="float">
            <text:p>1798.23418988615</text:p>
          </table:table-cell>
          <table:table-cell office:value-type="float" office:value="2074.48379552208" calcext:value-type="float">
            <text:p>2074.48379552208</text:p>
          </table:table-cell>
          <table:table-cell office:value-type="float" office:value="2005.42139411309" calcext:value-type="float">
            <text:p>2005.42139411309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7.08" calcext:value-type="float">
            <text:p>-7.08</text:p>
          </table:table-cell>
          <table:table-cell office:value-type="float" office:value="7.08" calcext:value-type="float">
            <text:p>7.08</text:p>
          </table:table-cell>
          <table:table-cell office:value-type="float" office:value="1941.93623762376" calcext:value-type="float">
            <text:p>1941.93623762376</text:p>
          </table:table-cell>
          <table:table-cell office:value-type="float" office:value="1956.09623762376" calcext:value-type="float">
            <text:p>1956.09623762376</text:p>
          </table:table-cell>
          <table:table-cell office:value-type="float" office:value="0.523911956574219" calcext:value-type="float">
            <text:p>0.523911956574219</text:p>
          </table:table-cell>
          <table:table-cell office:value-type="float" office:value="0.524683260969298" calcext:value-type="float">
            <text:p>0.524683260969298</text:p>
          </table:table-cell>
          <table:table-cell office:value-type="float" office:value="0.141156729714013" calcext:value-type="float">
            <text:p>0.141156729714013</text:p>
          </table:table-cell>
          <table:table-cell office:value-type="float" office:value="0.141458544477304" calcext:value-type="float">
            <text:p>0.141458544477304</text:p>
          </table:table-cell>
          <table:table-cell office:value-type="float" office:value="-101.051686913462" calcext:value-type="float">
            <text:p>-101.051686913462</text:p>
          </table:table-cell>
          <table:table-cell office:value-type="float" office:value="101.051686913462" calcext:value-type="float">
            <text:p>101.051686913462</text:p>
          </table:table-cell>
          <table:table-cell office:value-type="float" office:value="1841.11247796502" calcext:value-type="float">
            <text:p>1841.11247796502</text:p>
          </table:table-cell>
          <table:table-cell office:value-type="float" office:value="2057.14792453722" calcext:value-type="float">
            <text:p>2057.14792453722</text:p>
          </table:table-cell>
          <table:table-cell office:value-type="float" office:value="2003.13906289417" calcext:value-type="float">
            <text:p>2003.13906289417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9.96" calcext:value-type="float">
            <text:p>-9.96</text:p>
          </table:table-cell>
          <table:table-cell office:value-type="float" office:value="9.96" calcext:value-type="float">
            <text:p>9.96</text:p>
          </table:table-cell>
          <table:table-cell office:value-type="float" office:value="1892.63821782178" calcext:value-type="float">
            <text:p>1892.63821782178</text:p>
          </table:table-cell>
          <table:table-cell office:value-type="float" office:value="1912.55821782178" calcext:value-type="float">
            <text:p>1912.55821782178</text:p>
          </table:table-cell>
          <table:table-cell office:value-type="float" office:value="0.521443398664647" calcext:value-type="float">
            <text:p>0.521443398664647</text:p>
          </table:table-cell>
          <table:table-cell office:value-type="float" office:value="0.522401325814429" calcext:value-type="float">
            <text:p>0.522401325814429</text:p>
          </table:table-cell>
          <table:table-cell office:value-type="float" office:value="0.164772294102513" calcext:value-type="float">
            <text:p>0.164772294102513</text:p>
          </table:table-cell>
          <table:table-cell office:value-type="float" office:value="0.165120131959099" calcext:value-type="float">
            <text:p>0.165120131959099</text:p>
          </table:table-cell>
          <table:table-cell office:value-type="float" office:value="-119.204421385753" calcext:value-type="float">
            <text:p>-119.204421385753</text:p>
          </table:table-cell>
          <table:table-cell office:value-type="float" office:value="119.204421385753" calcext:value-type="float">
            <text:p>119.204421385753</text:p>
          </table:table-cell>
          <table:table-cell office:value-type="float" office:value="1773.70501544841" calcext:value-type="float">
            <text:p>1773.70501544841</text:p>
          </table:table-cell>
          <table:table-cell office:value-type="float" office:value="2031.76263920754" calcext:value-type="float">
            <text:p>2031.76263920754</text:p>
          </table:table-cell>
          <table:table-cell office:value-type="float" office:value="1967.24823326776" calcext:value-type="float">
            <text:p>1967.24823326776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-10.08" calcext:value-type="float">
            <text:p>-10.08</text:p>
          </table:table-cell>
          <table:table-cell office:value-type="float" office:value="10.08" calcext:value-type="float">
            <text:p>10.08</text:p>
          </table:table-cell>
          <table:table-cell office:value-type="float" office:value="1883.20534653465" calcext:value-type="float">
            <text:p>1883.20534653465</text:p>
          </table:table-cell>
          <table:table-cell office:value-type="float" office:value="1903.36534653465" calcext:value-type="float">
            <text:p>1903.36534653465</text:p>
          </table:table-cell>
          <table:table-cell office:value-type="float" office:value="0.521007862412128" calcext:value-type="float">
            <text:p>0.521007862412128</text:p>
          </table:table-cell>
          <table:table-cell office:value-type="float" office:value="0.521952736209661" calcext:value-type="float">
            <text:p>0.521952736209661</text:p>
          </table:table-cell>
          <table:table-cell office:value-type="float" office:value="0.135933070993286" calcext:value-type="float">
            <text:p>0.135933070993286</text:p>
          </table:table-cell>
          <table:table-cell office:value-type="float" office:value="0.136338468351234" calcext:value-type="float">
            <text:p>0.136338468351234</text:p>
          </table:table-cell>
          <table:table-cell office:value-type="float" office:value="-97.1963259004596" calcext:value-type="float">
            <text:p>-97.1963259004596</text:p>
          </table:table-cell>
          <table:table-cell office:value-type="float" office:value="97.1963259004596" calcext:value-type="float">
            <text:p>97.1963259004596</text:p>
          </table:table-cell>
          <table:table-cell office:value-type="float" office:value="1786.31327447525" calcext:value-type="float">
            <text:p>1786.31327447525</text:p>
          </table:table-cell>
          <table:table-cell office:value-type="float" office:value="2000.56167243511" calcext:value-type="float">
            <text:p>2000.56167243511</text:p>
          </table:table-cell>
          <table:table-cell office:value-type="float" office:value="1946.99957294515" calcext:value-type="float">
            <text:p>1946.99957294515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8.64" calcext:value-type="float">
            <text:p>-8.64</text:p>
          </table:table-cell>
          <table:table-cell office:value-type="float" office:value="8.64" calcext:value-type="float">
            <text:p>8.64</text:p>
          </table:table-cell>
          <table:table-cell office:value-type="float" office:value="1848.2700990099" calcext:value-type="float">
            <text:p>1848.2700990099</text:p>
          </table:table-cell>
          <table:table-cell office:value-type="float" office:value="1865.5500990099" calcext:value-type="float">
            <text:p>1865.5500990099</text:p>
          </table:table-cell>
          <table:table-cell office:value-type="float" office:value="0.519492143779186" calcext:value-type="float">
            <text:p>0.519492143779186</text:p>
          </table:table-cell>
          <table:table-cell office:value-type="float" office:value="0.52022303035852" calcext:value-type="float">
            <text:p>0.52022303035852</text:p>
          </table:table-cell>
          <table:table-cell office:value-type="float" office:value="0.118809532311298" calcext:value-type="float">
            <text:p>0.118809532311298</text:p>
          </table:table-cell>
          <table:table-cell office:value-type="float" office:value="0.119069341014129" calcext:value-type="float">
            <text:p>0.119069341014129</text:p>
          </table:table-cell>
          <table:table-cell office:value-type="float" office:value="-84.3573473591761" calcext:value-type="float">
            <text:p>-84.3573473591761</text:p>
          </table:table-cell>
          <table:table-cell office:value-type="float" office:value="84.3573473591761" calcext:value-type="float">
            <text:p>84.3573473591761</text:p>
          </table:table-cell>
          <table:table-cell office:value-type="float" office:value="1763.91275165072" calcext:value-type="float">
            <text:p>1763.91275165072</text:p>
          </table:table-cell>
          <table:table-cell office:value-type="float" office:value="1949.71608430375" calcext:value-type="float">
            <text:p>1949.71608430375</text:p>
          </table:table-cell>
          <table:table-cell office:value-type="float" office:value="1903.26525114049" calcext:value-type="float">
            <text:p>1903.26525114049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float" office:value="-10.16" calcext:value-type="float">
            <text:p>-10.16</text:p>
          </table:table-cell>
          <table:table-cell office:value-type="float" office:value="10.16" calcext:value-type="float">
            <text:p>10.16</text:p>
          </table:table-cell>
          <table:table-cell office:value-type="float" office:value="1804.39940594059" calcext:value-type="float">
            <text:p>1804.39940594059</text:p>
          </table:table-cell>
          <table:table-cell office:value-type="float" office:value="1824.71940594059" calcext:value-type="float">
            <text:p>1824.71940594059</text:p>
          </table:table-cell>
          <table:table-cell office:value-type="float" office:value="0.517793914833907" calcext:value-type="float">
            <text:p>0.517793914833907</text:p>
          </table:table-cell>
          <table:table-cell office:value-type="float" office:value="0.518553192108842" calcext:value-type="float">
            <text:p>0.518553192108842</text:p>
          </table:table-cell>
          <table:table-cell office:value-type="float" office:value="0.167215871605624" calcext:value-type="float">
            <text:p>0.167215871605624</text:p>
          </table:table-cell>
          <table:table-cell office:value-type="float" office:value="0.167621811056485" calcext:value-type="float">
            <text:p>0.167621811056485</text:p>
          </table:table-cell>
          <table:table-cell office:value-type="float" office:value="-121.159199768988" calcext:value-type="float">
            <text:p>-121.159199768988</text:p>
          </table:table-cell>
          <table:table-cell office:value-type="float" office:value="121.159199768988" calcext:value-type="float">
            <text:p>121.159199768988</text:p>
          </table:table-cell>
          <table:table-cell office:value-type="float" office:value="1683.55790052675" calcext:value-type="float">
            <text:p>1683.55790052675</text:p>
          </table:table-cell>
          <table:table-cell office:value-type="float" office:value="1945.87860570958" calcext:value-type="float">
            <text:p>1945.87860570958</text:p>
          </table:table-cell>
          <table:table-cell office:value-type="float" office:value="1880.29842941387" calcext:value-type="float">
            <text:p>1880.29842941387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6.24" calcext:value-type="float">
            <text:p>-6.24</text:p>
          </table:table-cell>
          <table:table-cell office:value-type="float" office:value="6.24" calcext:value-type="float">
            <text:p>6.24</text:p>
          </table:table-cell>
          <table:table-cell office:value-type="float" office:value="1715.44831683168" calcext:value-type="float">
            <text:p>1715.44831683168</text:p>
          </table:table-cell>
          <table:table-cell office:value-type="float" office:value="1727.92831683168" calcext:value-type="float">
            <text:p>1727.92831683168</text:p>
          </table:table-cell>
          <table:table-cell office:value-type="float" office:value="0.514974451710994" calcext:value-type="float">
            <text:p>0.514974451710994</text:p>
          </table:table-cell>
          <table:table-cell office:value-type="float" office:value="0.515324116078232" calcext:value-type="float">
            <text:p>0.515324116078232</text:p>
          </table:table-cell>
          <table:table-cell office:value-type="float" office:value="0.150631561964257" calcext:value-type="float">
            <text:p>0.150631561964257</text:p>
          </table:table-cell>
          <table:table-cell office:value-type="float" office:value="0.150760201029127" calcext:value-type="float">
            <text:p>0.150760201029127</text:p>
          </table:table-cell>
          <table:table-cell office:value-type="float" office:value="-108.118902033268" calcext:value-type="float">
            <text:p>-108.118902033268</text:p>
          </table:table-cell>
          <table:table-cell office:value-type="float" office:value="108.118902033268" calcext:value-type="float">
            <text:p>108.118902033268</text:p>
          </table:table-cell>
          <table:table-cell office:value-type="float" office:value="1607.32941479842" calcext:value-type="float">
            <text:p>1607.32941479842</text:p>
          </table:table-cell>
          <table:table-cell office:value-type="float" office:value="1835.94890032593" calcext:value-type="float">
            <text:p>1835.94890032593</text:p>
          </table:table-cell>
          <table:table-cell office:value-type="float" office:value="1778.79402894405" calcext:value-type="float">
            <text:p>1778.79402894405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7.16" calcext:value-type="float">
            <text:p>-7.16</text:p>
          </table:table-cell>
          <table:table-cell office:value-type="float" office:value="7.16" calcext:value-type="float">
            <text:p>7.16</text:p>
          </table:table-cell>
          <table:table-cell office:value-type="float" office:value="1661.12772277228" calcext:value-type="float">
            <text:p>1661.12772277228</text:p>
          </table:table-cell>
          <table:table-cell office:value-type="float" office:value="1675.44772277228" calcext:value-type="float">
            <text:p>1675.44772277228</text:p>
          </table:table-cell>
          <table:table-cell office:value-type="float" office:value="0.513606785306047" calcext:value-type="float">
            <text:p>0.513606785306047</text:p>
          </table:table-cell>
          <table:table-cell office:value-type="float" office:value="0.513944146830461" calcext:value-type="float">
            <text:p>0.513944146830461</text:p>
          </table:table-cell>
          <table:table-cell office:value-type="float" office:value="0.147032721796427" calcext:value-type="float">
            <text:p>0.147032721796427</text:p>
          </table:table-cell>
          <table:table-cell office:value-type="float" office:value="0.147199710109515" calcext:value-type="float">
            <text:p>0.147199710109515</text:p>
          </table:table-cell>
          <table:table-cell office:value-type="float" office:value="-105.403752305724" calcext:value-type="float">
            <text:p>-105.403752305724</text:p>
          </table:table-cell>
          <table:table-cell office:value-type="float" office:value="105.403752305724" calcext:value-type="float">
            <text:p>105.403752305724</text:p>
          </table:table-cell>
          <table:table-cell office:value-type="float" office:value="1555.85100342182" calcext:value-type="float">
            <text:p>1555.85100342182</text:p>
          </table:table-cell>
          <table:table-cell office:value-type="float" office:value="1780.851475078" calcext:value-type="float">
            <text:p>1780.851475078</text:p>
          </table:table-cell>
          <table:table-cell office:value-type="float" office:value="1724.60135716396" calcext:value-type="float">
            <text:p>1724.60135716396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-8.96" calcext:value-type="float">
            <text:p>-8.96</text:p>
          </table:table-cell>
          <table:table-cell office:value-type="float" office:value="8.96" calcext:value-type="float">
            <text:p>8.96</text:p>
          </table:table-cell>
          <table:table-cell office:value-type="float" office:value="1652.25425742574" calcext:value-type="float">
            <text:p>1652.25425742574</text:p>
          </table:table-cell>
          <table:table-cell office:value-type="float" office:value="1670.17425742574" calcext:value-type="float">
            <text:p>1670.17425742574</text:p>
          </table:table-cell>
          <table:table-cell office:value-type="float" office:value="0.513405559591755" calcext:value-type="float">
            <text:p>0.513405559591755</text:p>
          </table:table-cell>
          <table:table-cell office:value-type="float" office:value="0.513818063946825" calcext:value-type="float">
            <text:p>0.513818063946825</text:p>
          </table:table-cell>
          <table:table-cell office:value-type="float" office:value="0.158347828720802" calcext:value-type="float">
            <text:p>0.158347828720802</text:p>
          </table:table-cell>
          <table:table-cell office:value-type="float" office:value="0.158384487015137" calcext:value-type="float">
            <text:p>0.158384487015137</text:p>
          </table:table-cell>
          <table:table-cell office:value-type="float" office:value="-113.976802132086" calcext:value-type="float">
            <text:p>-113.976802132086</text:p>
          </table:table-cell>
          <table:table-cell office:value-type="float" office:value="113.976802132086" calcext:value-type="float">
            <text:p>113.976802132086</text:p>
          </table:table-cell>
          <table:table-cell office:value-type="float" office:value="1538.30576844256" calcext:value-type="float">
            <text:p>1538.30576844256</text:p>
          </table:table-cell>
          <table:table-cell office:value-type="float" office:value="1784.15105955783" calcext:value-type="float">
            <text:p>1784.15105955783</text:p>
          </table:table-cell>
          <table:table-cell office:value-type="float" office:value="1722.68973677901" calcext:value-type="float">
            <text:p>1722.68973677901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9.52" calcext:value-type="float">
            <text:p>-9.52</text:p>
          </table:table-cell>
          <table:table-cell office:value-type="float" office:value="9.52" calcext:value-type="float">
            <text:p>9.52</text:p>
          </table:table-cell>
          <table:table-cell office:value-type="float" office:value="1648.9803960396" calcext:value-type="float">
            <text:p>1648.9803960396</text:p>
          </table:table-cell>
          <table:table-cell office:value-type="float" office:value="1668.0203960396" calcext:value-type="float">
            <text:p>1668.0203960396</text:p>
          </table:table-cell>
          <table:table-cell office:value-type="float" office:value="0.513332787899499" calcext:value-type="float">
            <text:p>0.513332787899499</text:p>
          </table:table-cell>
          <table:table-cell office:value-type="float" office:value="0.513767190941383" calcext:value-type="float">
            <text:p>0.513767190941383</text:p>
          </table:table-cell>
          <table:table-cell office:value-type="float" office:value="0.131465716186673" calcext:value-type="float">
            <text:p>0.131465716186673</text:p>
          </table:table-cell>
          <table:table-cell office:value-type="float" office:value="0.131599378661098" calcext:value-type="float">
            <text:p>0.131599378661098</text:p>
          </table:table-cell>
          <table:table-cell office:value-type="float" office:value="-93.6485360389128" calcext:value-type="float">
            <text:p>-93.6485360389128</text:p>
          </table:table-cell>
          <table:table-cell office:value-type="float" office:value="93.6485360389128" calcext:value-type="float">
            <text:p>93.6485360389128</text:p>
          </table:table-cell>
          <table:table-cell office:value-type="float" office:value="1555.43164354668" calcext:value-type="float">
            <text:p>1555.43164354668</text:p>
          </table:table-cell>
          <table:table-cell office:value-type="float" office:value="1761.66893207852" calcext:value-type="float">
            <text:p>1761.66893207852</text:p>
          </table:table-cell>
          <table:table-cell office:value-type="float" office:value="1710.10960994556" calcext:value-type="float">
            <text:p>1710.10960994556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9.32" calcext:value-type="float">
            <text:p>-9.32</text:p>
          </table:table-cell>
          <table:table-cell office:value-type="float" office:value="9.32" calcext:value-type="float">
            <text:p>9.32</text:p>
          </table:table-cell>
          <table:table-cell office:value-type="float" office:value="1632.18475247525" calcext:value-type="float">
            <text:p>1632.18475247525</text:p>
          </table:table-cell>
          <table:table-cell office:value-type="float" office:value="1650.82475247525" calcext:value-type="float">
            <text:p>1650.82475247525</text:p>
          </table:table-cell>
          <table:table-cell office:value-type="float" office:value="0.51297153586403" calcext:value-type="float">
            <text:p>0.51297153586403</text:p>
          </table:table-cell>
          <table:table-cell office:value-type="float" office:value="0.513373687998009" calcext:value-type="float">
            <text:p>0.513373687998009</text:p>
          </table:table-cell>
          <table:table-cell office:value-type="float" office:value="0.136342703605101" calcext:value-type="float">
            <text:p>0.136342703605101</text:p>
          </table:table-cell>
          <table:table-cell office:value-type="float" office:value="0.136483543315663" calcext:value-type="float">
            <text:p>0.136483543315663</text:p>
          </table:table-cell>
          <table:table-cell office:value-type="float" office:value="-97.3052410694156" calcext:value-type="float">
            <text:p>-97.3052410694156</text:p>
          </table:table-cell>
          <table:table-cell office:value-type="float" office:value="97.3052410694155" calcext:value-type="float">
            <text:p>97.3052410694155</text:p>
          </table:table-cell>
          <table:table-cell office:value-type="float" office:value="1534.98524721782" calcext:value-type="float">
            <text:p>1534.98524721782</text:p>
          </table:table-cell>
          <table:table-cell office:value-type="float" office:value="1748.12999354466" calcext:value-type="float">
            <text:p>1748.12999354466</text:p>
          </table:table-cell>
          <table:table-cell office:value-type="float" office:value="1694.84380696295" calcext:value-type="float">
            <text:p>1694.84380696295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office:value-type="float" office:value="-5.64" calcext:value-type="float">
            <text:p>-5.64</text:p>
          </table:table-cell>
          <table:table-cell office:value-type="float" office:value="5.64" calcext:value-type="float">
            <text:p>5.64</text:p>
          </table:table-cell>
          <table:table-cell office:value-type="float" office:value="1624.21306930693" calcext:value-type="float">
            <text:p>1624.21306930693</text:p>
          </table:table-cell>
          <table:table-cell office:value-type="float" office:value="1635.49306930693" calcext:value-type="float">
            <text:p>1635.49306930693</text:p>
          </table:table-cell>
          <table:table-cell office:value-type="float" office:value="0.512806936982287" calcext:value-type="float">
            <text:p>0.512806936982287</text:p>
          </table:table-cell>
          <table:table-cell office:value-type="float" office:value="0.513041123070835" calcext:value-type="float">
            <text:p>0.513041123070835</text:p>
          </table:table-cell>
          <table:table-cell office:value-type="float" office:value="0.105598954825813" calcext:value-type="float">
            <text:p>0.105598954825813</text:p>
          </table:table-cell>
          <table:table-cell office:value-type="float" office:value="0.105611598413011" calcext:value-type="float">
            <text:p>0.105611598413011</text:p>
          </table:table-cell>
          <table:table-cell office:value-type="float" office:value="-74.5080198124483" calcext:value-type="float">
            <text:p>-74.5080198124483</text:p>
          </table:table-cell>
          <table:table-cell office:value-type="float" office:value="74.5080198124483" calcext:value-type="float">
            <text:p>74.5080198124483</text:p>
          </table:table-cell>
          <table:table-cell office:value-type="float" office:value="1549.71424538653" calcext:value-type="float">
            <text:p>1549.71424538653</text:p>
          </table:table-cell>
          <table:table-cell office:value-type="float" office:value="1710.00108911938" calcext:value-type="float">
            <text:p>1710.00108911938</text:p>
          </table:table-cell>
          <table:table-cell office:value-type="float" office:value="1669.92937818617" calcext:value-type="float">
            <text:p>1669.92937818617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8.68" calcext:value-type="float">
            <text:p>-8.68</text:p>
          </table:table-cell>
          <table:table-cell office:value-type="float" office:value="8.68" calcext:value-type="float">
            <text:p>8.68</text:p>
          </table:table-cell>
          <table:table-cell office:value-type="float" office:value="1576.14475247525" calcext:value-type="float">
            <text:p>1576.14475247525</text:p>
          </table:table-cell>
          <table:table-cell office:value-type="float" office:value="1593.50475247525" calcext:value-type="float">
            <text:p>1593.50475247525</text:p>
          </table:table-cell>
          <table:table-cell office:value-type="float" office:value="0.511900387352784" calcext:value-type="float">
            <text:p>0.511900387352784</text:p>
          </table:table-cell>
          <table:table-cell office:value-type="float" office:value="0.512211582332889" calcext:value-type="float">
            <text:p>0.512211582332889</text:p>
          </table:table-cell>
          <table:table-cell office:value-type="float" office:value="0.142543219758078" calcext:value-type="float">
            <text:p>0.142543219758078</text:p>
          </table:table-cell>
          <table:table-cell office:value-type="float" office:value="0.142620683964784" calcext:value-type="float">
            <text:p>0.142620683964784</text:p>
          </table:table-cell>
          <table:table-cell office:value-type="float" office:value="-101.930114680662" calcext:value-type="float">
            <text:p>-101.930114680662</text:p>
          </table:table-cell>
          <table:table-cell office:value-type="float" office:value="101.930114680662" calcext:value-type="float">
            <text:p>101.930114680662</text:p>
          </table:table-cell>
          <table:table-cell office:value-type="float" office:value="1474.27323007208" calcext:value-type="float">
            <text:p>1474.27323007208</text:p>
          </table:table-cell>
          <table:table-cell office:value-type="float" office:value="1695.43486715591" calcext:value-type="float">
            <text:p>1695.43486715591</text:p>
          </table:table-cell>
          <table:table-cell office:value-type="float" office:value="1640.14445788495" calcext:value-type="float">
            <text:p>1640.14445788495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-11.08" calcext:value-type="float">
            <text:p>-11.08</text:p>
          </table:table-cell>
          <table:table-cell office:value-type="float" office:value="11.08" calcext:value-type="float">
            <text:p>11.08</text:p>
          </table:table-cell>
          <table:table-cell office:value-type="float" office:value="1506.04297029703" calcext:value-type="float">
            <text:p>1506.04297029703</text:p>
          </table:table-cell>
          <table:table-cell office:value-type="float" office:value="1528.20297029703" calcext:value-type="float">
            <text:p>1528.20297029703</text:p>
          </table:table-cell>
          <table:table-cell office:value-type="float" office:value="0.510801894427401" calcext:value-type="float">
            <text:p>0.510801894427401</text:p>
          </table:table-cell>
          <table:table-cell office:value-type="float" office:value="0.511124443358657" calcext:value-type="float">
            <text:p>0.511124443358657</text:p>
          </table:table-cell>
          <table:table-cell office:value-type="float" office:value="0.150258978114763" calcext:value-type="float">
            <text:p>0.150258978114763</text:p>
          </table:table-cell>
          <table:table-cell office:value-type="float" office:value="0.150383189504439" calcext:value-type="float">
            <text:p>0.150383189504439</text:p>
          </table:table-cell>
          <table:table-cell office:value-type="float" office:value="-107.830800403592" calcext:value-type="float">
            <text:p>-107.830800403592</text:p>
          </table:table-cell>
          <table:table-cell office:value-type="float" office:value="107.830800403592" calcext:value-type="float">
            <text:p>107.830800403592</text:p>
          </table:table-cell>
          <table:table-cell office:value-type="float" office:value="1398.30705727121" calcext:value-type="float">
            <text:p>1398.30705727121</text:p>
          </table:table-cell>
          <table:table-cell office:value-type="float" office:value="1636.03377070062" calcext:value-type="float">
            <text:p>1636.03377070062</text:p>
          </table:table-cell>
          <table:table-cell office:value-type="float" office:value="1576.60209234327" calcext:value-type="float">
            <text:p>1576.60209234327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6.56" calcext:value-type="float">
            <text:p>-6.56</text:p>
          </table:table-cell>
          <table:table-cell office:value-type="float" office:value="6.56" calcext:value-type="float">
            <text:p>6.56</text:p>
          </table:table-cell>
          <table:table-cell office:value-type="float" office:value="1484.02514851485" calcext:value-type="float">
            <text:p>1484.02514851485</text:p>
          </table:table-cell>
          <table:table-cell office:value-type="float" office:value="1497.14514851485" calcext:value-type="float">
            <text:p>1497.14514851485</text:p>
          </table:table-cell>
          <table:table-cell office:value-type="float" office:value="0.510500532705387" calcext:value-type="float">
            <text:p>0.510500532705387</text:p>
          </table:table-cell>
          <table:table-cell office:value-type="float" office:value="0.510677955385182" calcext:value-type="float">
            <text:p>0.510677955385182</text:p>
          </table:table-cell>
          <table:table-cell office:value-type="float" office:value="0.172125173801786" calcext:value-type="float">
            <text:p>0.172125173801786</text:p>
          </table:table-cell>
          <table:table-cell office:value-type="float" office:value="0.172134752761564" calcext:value-type="float">
            <text:p>0.172134752761564</text:p>
          </table:table-cell>
          <table:table-cell office:value-type="float" office:value="-124.704386416486" calcext:value-type="float">
            <text:p>-124.704386416486</text:p>
          </table:table-cell>
          <table:table-cell office:value-type="float" office:value="124.704386416486" calcext:value-type="float">
            <text:p>124.704386416486</text:p>
          </table:table-cell>
          <table:table-cell office:value-type="float" office:value="1359.32831315394" calcext:value-type="float">
            <text:p>1359.32831315394</text:p>
          </table:table-cell>
          <table:table-cell office:value-type="float" office:value="1621.84953493134" calcext:value-type="float">
            <text:p>1621.84953493134</text:p>
          </table:table-cell>
          <table:table-cell office:value-type="float" office:value="1556.21922948699" calcext:value-type="float">
            <text:p>1556.21922948699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466.22752475248" calcext:value-type="float">
            <text:p>1466.22752475248</text:p>
          </table:table-cell>
          <table:table-cell office:value-type="float" office:value="1486.22752475248" calcext:value-type="float">
            <text:p>1486.22752475248</text:p>
          </table:table-cell>
          <table:table-cell office:value-type="float" office:value="0.510269148116807" calcext:value-type="float">
            <text:p>0.510269148116807</text:p>
          </table:table-cell>
          <table:table-cell office:value-type="float" office:value="0.510529890720849" calcext:value-type="float">
            <text:p>0.510529890720849</text:p>
          </table:table-cell>
          <table:table-cell office:value-type="float" office:value="0.173973423641376" calcext:value-type="float">
            <text:p>0.173973423641376</text:p>
          </table:table-cell>
          <table:table-cell office:value-type="float" office:value="0.174020015965271" calcext:value-type="float">
            <text:p>0.174020015965271</text:p>
          </table:table-cell>
          <table:table-cell office:value-type="float" office:value="-126.192743824182" calcext:value-type="float">
            <text:p>-126.192743824182</text:p>
          </table:table-cell>
          <table:table-cell office:value-type="float" office:value="126.192743824182" calcext:value-type="float">
            <text:p>126.192743824182</text:p>
          </table:table-cell>
          <table:table-cell office:value-type="float" office:value="1340.07161747609" calcext:value-type="float">
            <text:p>1340.07161747609</text:p>
          </table:table-cell>
          <table:table-cell office:value-type="float" office:value="1612.42026857666" calcext:value-type="float">
            <text:p>1612.42026857666</text:p>
          </table:table-cell>
          <table:table-cell office:value-type="float" office:value="1544.33310580152" calcext:value-type="float">
            <text:p>1544.33310580152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6.24" calcext:value-type="float">
            <text:p>-6.24</text:p>
          </table:table-cell>
          <table:table-cell office:value-type="float" office:value="6.24" calcext:value-type="float">
            <text:p>6.24</text:p>
          </table:table-cell>
          <table:table-cell office:value-type="float" office:value="1376.89920792079" calcext:value-type="float">
            <text:p>1376.89920792079</text:p>
          </table:table-cell>
          <table:table-cell office:value-type="float" office:value="1389.37920792079" calcext:value-type="float">
            <text:p>1389.37920792079</text:p>
          </table:table-cell>
          <table:table-cell office:value-type="float" office:value="0.509224549871659" calcext:value-type="float">
            <text:p>0.509224549871659</text:p>
          </table:table-cell>
          <table:table-cell office:value-type="float" office:value="0.50936232963009" calcext:value-type="float">
            <text:p>0.50936232963009</text:p>
          </table:table-cell>
          <table:table-cell office:value-type="float" office:value="0.148937941659454" calcext:value-type="float">
            <text:p>0.148937941659454</text:p>
          </table:table-cell>
          <table:table-cell office:value-type="float" office:value="0.148948737588925" calcext:value-type="float">
            <text:p>0.148948737588925</text:p>
          </table:table-cell>
          <table:table-cell office:value-type="float" office:value="-106.735941117791" calcext:value-type="float">
            <text:p>-106.735941117791</text:p>
          </table:table-cell>
          <table:table-cell office:value-type="float" office:value="106.735941117791" calcext:value-type="float">
            <text:p>106.735941117791</text:p>
          </table:table-cell>
          <table:table-cell office:value-type="float" office:value="1270.17149908701" calcext:value-type="float">
            <text:p>1270.17149908701</text:p>
          </table:table-cell>
          <table:table-cell office:value-type="float" office:value="1496.11514903858" calcext:value-type="float">
            <text:p>1496.11514903858</text:p>
          </table:table-cell>
          <table:table-cell office:value-type="float" office:value="1439.62923655069" calcext:value-type="float">
            <text:p>1439.62923655069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-11.4" calcext:value-type="float">
            <text:p>-11.4</text:p>
          </table:table-cell>
          <table:table-cell office:value-type="float" office:value="11.4" calcext:value-type="float">
            <text:p>11.4</text:p>
          </table:table-cell>
          <table:table-cell office:value-type="float" office:value="1355.79089108911" calcext:value-type="float">
            <text:p>1355.79089108911</text:p>
          </table:table-cell>
          <table:table-cell office:value-type="float" office:value="1378.59089108911" calcext:value-type="float">
            <text:p>1378.59089108911</text:p>
          </table:table-cell>
          <table:table-cell office:value-type="float" office:value="0.508994491808472" calcext:value-type="float">
            <text:p>0.508994491808472</text:p>
          </table:table-cell>
          <table:table-cell office:value-type="float" office:value="0.509243133224415" calcext:value-type="float">
            <text:p>0.509243133224415</text:p>
          </table:table-cell>
          <table:table-cell office:value-type="float" office:value="0.16689539088272" calcext:value-type="float">
            <text:p>0.16689539088272</text:p>
          </table:table-cell>
          <table:table-cell office:value-type="float" office:value="0.166958947097497" calcext:value-type="float">
            <text:p>0.166958947097497</text:p>
          </table:table-cell>
          <table:table-cell office:value-type="float" office:value="-120.640532796574" calcext:value-type="float">
            <text:p>-120.640532796574</text:p>
          </table:table-cell>
          <table:table-cell office:value-type="float" office:value="120.640532796574" calcext:value-type="float">
            <text:p>120.640532796574</text:p>
          </table:table-cell>
          <table:table-cell office:value-type="float" office:value="1235.2000615336" calcext:value-type="float">
            <text:p>1235.2000615336</text:p>
          </table:table-cell>
          <table:table-cell office:value-type="float" office:value="1499.23142388568" calcext:value-type="float">
            <text:p>1499.23142388568</text:p>
          </table:table-cell>
          <table:table-cell office:value-type="float" office:value="1433.22358329766" calcext:value-type="float">
            <text:p>1433.22358329766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-13.24" calcext:value-type="float">
            <text:p>-13.24</text:p>
          </table:table-cell>
          <table:table-cell office:value-type="float" office:value="13.24" calcext:value-type="float">
            <text:p>13.24</text:p>
          </table:table-cell>
          <table:table-cell office:value-type="float" office:value="1317.46297029703" calcext:value-type="float">
            <text:p>1317.46297029703</text:p>
          </table:table-cell>
          <table:table-cell office:value-type="float" office:value="1343.94297029703" calcext:value-type="float">
            <text:p>1343.94297029703</text:p>
          </table:table-cell>
          <table:table-cell office:value-type="float" office:value="0.508579939518951" calcext:value-type="float">
            <text:p>0.508579939518951</text:p>
          </table:table-cell>
          <table:table-cell office:value-type="float" office:value="0.508866310651254" calcext:value-type="float">
            <text:p>0.508866310651254</text:p>
          </table:table-cell>
          <table:table-cell office:value-type="float" office:value="0.122930665144661" calcext:value-type="float">
            <text:p>0.122930665144661</text:p>
          </table:table-cell>
          <table:table-cell office:value-type="float" office:value="0.122987857277152" calcext:value-type="float">
            <text:p>0.122987857277152</text:p>
          </table:table-cell>
          <table:table-cell office:value-type="float" office:value="-87.2496975083444" calcext:value-type="float">
            <text:p>-87.2496975083444</text:p>
          </table:table-cell>
          <table:table-cell office:value-type="float" office:value="87.2496975083444" calcext:value-type="float">
            <text:p>87.2496975083444</text:p>
          </table:table-cell>
          <table:table-cell office:value-type="float" office:value="1230.21327278869" calcext:value-type="float">
            <text:p>1230.21327278869</text:p>
          </table:table-cell>
          <table:table-cell office:value-type="float" office:value="1431.15036855518" calcext:value-type="float">
            <text:p>1431.15036855518</text:p>
          </table:table-cell>
          <table:table-cell office:value-type="float" office:value="1380.91609461356" calcext:value-type="float">
            <text:p>1380.91609461356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7.96" calcext:value-type="float">
            <text:p>-7.96</text:p>
          </table:table-cell>
          <table:table-cell office:value-type="float" office:value="7.96" calcext:value-type="float">
            <text:p>7.96</text:p>
          </table:table-cell>
          <table:table-cell office:value-type="float" office:value="1318.44851485149" calcext:value-type="float">
            <text:p>1318.44851485149</text:p>
          </table:table-cell>
          <table:table-cell office:value-type="float" office:value="1334.36851485149" calcext:value-type="float">
            <text:p>1334.36851485149</text:p>
          </table:table-cell>
          <table:table-cell office:value-type="float" office:value="0.508590631614923" calcext:value-type="float">
            <text:p>0.508590631614923</text:p>
          </table:table-cell>
          <table:table-cell office:value-type="float" office:value="0.508762883832518" calcext:value-type="float">
            <text:p>0.508762883832518</text:p>
          </table:table-cell>
          <table:table-cell office:value-type="float" office:value="0.119291057838052" calcext:value-type="float">
            <text:p>0.119291057838052</text:p>
          </table:table-cell>
          <table:table-cell office:value-type="float" office:value="0.119348173480197" calcext:value-type="float">
            <text:p>0.119348173480197</text:p>
          </table:table-cell>
          <table:table-cell office:value-type="float" office:value="-84.5627772405123" calcext:value-type="float">
            <text:p>-84.5627772405123</text:p>
          </table:table-cell>
          <table:table-cell office:value-type="float" office:value="84.5627772405124" calcext:value-type="float">
            <text:p>84.5627772405124</text:p>
          </table:table-cell>
          <table:table-cell office:value-type="float" office:value="1233.92782229128" calcext:value-type="float">
            <text:p>1233.92782229128</text:p>
          </table:table-cell>
          <table:table-cell office:value-type="float" office:value="1418.931292092" calcext:value-type="float">
            <text:p>1418.931292092</text:p>
          </table:table-cell>
          <table:table-cell office:value-type="float" office:value="1372.68042464182" calcext:value-type="float">
            <text:p>1372.68042464182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7.72" calcext:value-type="float">
            <text:p>-7.72</text:p>
          </table:table-cell>
          <table:table-cell office:value-type="float" office:value="7.72" calcext:value-type="float">
            <text:p>7.72</text:p>
          </table:table-cell>
          <table:table-cell office:value-type="float" office:value="1155.10297029703" calcext:value-type="float">
            <text:p>1155.10297029703</text:p>
          </table:table-cell>
          <table:table-cell office:value-type="float" office:value="1170.54297029703" calcext:value-type="float">
            <text:p>1170.54297029703</text:p>
          </table:table-cell>
          <table:table-cell office:value-type="float" office:value="0.506587491935743" calcext:value-type="float">
            <text:p>0.506587491935743</text:p>
          </table:table-cell>
          <table:table-cell office:value-type="float" office:value="0.506809814333975" calcext:value-type="float">
            <text:p>0.506809814333975</text:p>
          </table:table-cell>
          <table:table-cell office:value-type="float" office:value="0.199905035554793" calcext:value-type="float">
            <text:p>0.199905035554793</text:p>
          </table:table-cell>
          <table:table-cell office:value-type="float" office:value="0.200020923627641" calcext:value-type="float">
            <text:p>0.200020923627641</text:p>
          </table:table-cell>
          <table:table-cell office:value-type="float" office:value="-147.208023064726" calcext:value-type="float">
            <text:p>-147.208023064726</text:p>
          </table:table-cell>
          <table:table-cell office:value-type="float" office:value="147.208023064726" calcext:value-type="float">
            <text:p>147.208023064726</text:p>
          </table:table-cell>
          <table:table-cell office:value-type="float" office:value="1007.99080628491" calcext:value-type="float">
            <text:p>1007.99080628491</text:p>
          </table:table-cell>
          <table:table-cell office:value-type="float" office:value="1317.75099336176" calcext:value-type="float">
            <text:p>1317.75099336176</text:p>
          </table:table-cell>
          <table:table-cell office:value-type="float" office:value="1240.31094659254" calcext:value-type="float">
            <text:p>1240.31094659254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-9.24" calcext:value-type="float">
            <text:p>-9.24</text:p>
          </table:table-cell>
          <table:table-cell office:value-type="float" office:value="9.24" calcext:value-type="float">
            <text:p>9.24</text:p>
          </table:table-cell>
          <table:table-cell office:value-type="float" office:value="1113.10435643564" calcext:value-type="float">
            <text:p>1113.10435643564</text:p>
          </table:table-cell>
          <table:table-cell office:value-type="float" office:value="1131.58435643564" calcext:value-type="float">
            <text:p>1131.58435643564</text:p>
          </table:table-cell>
          <table:table-cell office:value-type="float" office:value="0.50592859160189" calcext:value-type="float">
            <text:p>0.50592859160189</text:p>
          </table:table-cell>
          <table:table-cell office:value-type="float" office:value="0.506228935073821" calcext:value-type="float">
            <text:p>0.506228935073821</text:p>
          </table:table-cell>
          <table:table-cell office:value-type="float" office:value="0.119522492399876" calcext:value-type="float">
            <text:p>0.119522492399876</text:p>
          </table:table-cell>
          <table:table-cell office:value-type="float" office:value="0.119559228151818" calcext:value-type="float">
            <text:p>0.119559228151818</text:p>
          </table:table-cell>
          <table:table-cell office:value-type="float" office:value="-84.7183103755329" calcext:value-type="float">
            <text:p>-84.7183103755329</text:p>
          </table:table-cell>
          <table:table-cell office:value-type="float" office:value="84.718310375533" calcext:value-type="float">
            <text:p>84.718310375533</text:p>
          </table:table-cell>
          <table:table-cell office:value-type="float" office:value="1028.41312023691" calcext:value-type="float">
            <text:p>1028.41312023691</text:p>
          </table:table-cell>
          <table:table-cell office:value-type="float" office:value="1216.30266681118" calcext:value-type="float">
            <text:p>1216.30266681118</text:p>
          </table:table-cell>
          <table:table-cell office:value-type="float" office:value="1169.33028016761" calcext:value-type="float">
            <text:p>1169.33028016761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office:value-type="float" office:value="-20.75" calcext:value-type="float">
            <text:p>-20.75</text:p>
          </table:table-cell>
          <table:table-cell office:value-type="float" office:value="20.75" calcext:value-type="float">
            <text:p>20.75</text:p>
          </table:table-cell>
          <table:table-cell office:value-type="float" office:value="1060.91645189003" calcext:value-type="float">
            <text:p>1060.91645189003</text:p>
          </table:table-cell>
          <table:table-cell office:value-type="float" office:value="1102.41645189003" calcext:value-type="float">
            <text:p>1102.41645189003</text:p>
          </table:table-cell>
          <table:table-cell office:value-type="float" office:value="0.504978467255415" calcext:value-type="float">
            <text:p>0.504978467255415</text:p>
          </table:table-cell>
          <table:table-cell office:value-type="float" office:value="0.505746775031903" calcext:value-type="float">
            <text:p>0.505746775031903</text:p>
          </table:table-cell>
          <table:table-cell office:value-type="float" office:value="0.163072992954118" calcext:value-type="float">
            <text:p>0.163072992954118</text:p>
          </table:table-cell>
          <table:table-cell office:value-type="float" office:value="0.163298989442186" calcext:value-type="float">
            <text:p>0.163298989442186</text:p>
          </table:table-cell>
          <table:table-cell office:value-type="float" office:value="-117.785966310748" calcext:value-type="float">
            <text:p>-117.785966310748</text:p>
          </table:table-cell>
          <table:table-cell office:value-type="float" office:value="117.785966310748" calcext:value-type="float">
            <text:p>117.785966310748</text:p>
          </table:table-cell>
          <table:table-cell office:value-type="float" office:value="943.130485579287" calcext:value-type="float">
            <text:p>943.130485579287</text:p>
          </table:table-cell>
          <table:table-cell office:value-type="float" office:value="1220.02665801014" calcext:value-type="float">
            <text:p>1220.02665801014</text:p>
          </table:table-cell>
          <table:table-cell office:value-type="float" office:value="1150.80261490243" calcext:value-type="float">
            <text:p>1150.80261490243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5.96" calcext:value-type="float">
            <text:p>-5.96</text:p>
          </table:table-cell>
          <table:table-cell office:value-type="float" office:value="5.96" calcext:value-type="float">
            <text:p>5.96</text:p>
          </table:table-cell>
          <table:table-cell office:value-type="float" office:value="1053.88217821782" calcext:value-type="float">
            <text:p>1053.88217821782</text:p>
          </table:table-cell>
          <table:table-cell office:value-type="float" office:value="1065.80217821782" calcext:value-type="float">
            <text:p>1065.80217821782</text:p>
          </table:table-cell>
          <table:table-cell office:value-type="float" office:value="0.504837624215246" calcext:value-type="float">
            <text:p>0.504837624215246</text:p>
          </table:table-cell>
          <table:table-cell office:value-type="float" office:value="0.50507439740463" calcext:value-type="float">
            <text:p>0.50507439740463</text:p>
          </table:table-cell>
          <table:table-cell office:value-type="float" office:value="0.130443023058528" calcext:value-type="float">
            <text:p>0.130443023058528</text:p>
          </table:table-cell>
          <table:table-cell office:value-type="float" office:value="0.130518591376974" calcext:value-type="float">
            <text:p>0.130518591376974</text:p>
          </table:table-cell>
          <table:table-cell office:value-type="float" office:value="-92.8421223870434" calcext:value-type="float">
            <text:p>-92.8421223870434</text:p>
          </table:table-cell>
          <table:table-cell office:value-type="float" office:value="92.8421223870435" calcext:value-type="float">
            <text:p>92.8421223870435</text:p>
          </table:table-cell>
          <table:table-cell office:value-type="float" office:value="961.096403400692" calcext:value-type="float">
            <text:p>961.096403400692</text:p>
          </table:table-cell>
          <table:table-cell office:value-type="float" office:value="1158.64430060487" calcext:value-type="float">
            <text:p>1158.64430060487</text:p>
          </table:table-cell>
          <table:table-cell office:value-type="float" office:value="1109.25732630382" calcext:value-type="float">
            <text:p>1109.257326303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04T21:08:41.672804900</dc:date>
    <meta:editing-duration>P0D</meta:editing-duration>
    <meta:editing-cycles>1</meta:editing-cycles>
    <meta:document-statistic meta:table-count="1" meta:cell-count="441" meta:object-count="0"/>
    <meta:generator>LibreOffice/25.2.1.2$Windows_X86_64 LibreOffice_project/d3abf4aee5fd705e4a92bba33a32f40bc4e56f49</meta:generator>
  </office:meta>
</office:document-meta>
</file>